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paragraph-rsid="0022f4f7" style:font-size-asian="12pt" style:font-size-complex="12pt"/>
    </style:style>
    <style:style style:name="P3" style:family="paragraph" style:parent-style-name="Standard">
      <style:paragraph-properties fo:margin-left="0.979cm" fo:margin-right="1.058cm" fo:orphans="2" fo:widows="2" fo:text-indent="1.028cm" style:auto-text-indent="false" style:writing-mode="lr-tb"/>
      <style:text-properties style:font-name="Courier New" fo:font-size="12pt" officeooo:paragraph-rsid="0022f4f7" style:font-size-asian="12pt" style:font-size-complex="12pt"/>
    </style:style>
    <style:style style:name="T1" style:family="text">
      <style:text-properties officeooo:rsid="002828c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Puntos a atender mas tard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28T15:36:23.15</meta:creation-date>
    <dc:date>2015-09-11T01:41:44.634000000</dc:date>
    <meta:editing-duration>PT10H57M35S</meta:editing-duration>
    <meta:editing-cycles>26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" meta:word-count="5" meta:character-count="27" meta:non-whitespace-character-count="23"/>
  </office:meta>
</office:document-meta>
</file>